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Accum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Model.GraphAccum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AccumModel.addNewSample( SampleResult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raphAccumModel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Model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AccumModel.quickUpdate( SampleResult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Accum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Model.fireDataChang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aphAccumModel.addGraphAccumListener( GraphAccum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Model.getSamp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Model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